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P2" style:family="paragraph" style:parent-style-name="Standard">
      <style:paragraph-properties fo:text-align="center" style:justify-single-word="false"/>
      <style:text-properties officeooo:paragraph-rsid="00144284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4" style:family="paragraph" style:parent-style-name="Standard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3" style:data-style-name="N0">2.03</text:variable-set>: The Definition of Acceleration</text:p>
      <text:p text:style-name="P4"/>
      <text:list xml:id="list5723166499048389569" text:style-name="L1">
        <text:list-item>
          <text:p text:style-name="P3">What is the definition of acceleration (in equation form)? <text:s/>Explain the difference between velocity and acceleration.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845365507752" text:continue-numbering="true" text:style-name="L1">
        <text:list-item>
          <text:p text:style-name="P3">A car starts from a stop at a traffic light that has just turned green. <text:s/>The car accelerates at a rate of 3 m/s<text:span text:style-name="T1">2</text:span><text:span text:style-name="T2">. <text:s/>How fast is the car traveling after 5 seconds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6059866557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5937614324" text:continue-numbering="true" text:style-name="L1">
        <text:list-item>
          <text:p text:style-name="P3"><text:span text:style-name="T2">You are skydiving, and are falling at your terminal velocity of 60 m/s. <text:s/>You pull your parachute, and decelerate to a speed of 10 m/s, at a rate of 5 m/s</text:span><text:span text:style-name="T1">2</text:span><text:span text:style-name="T2">. <text:s/>How long did it take you to reach your final velocity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7034157332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5746248848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6972381491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4846476142905" text:continue-numbering="true" text:style-name="L1">
        <text:list-item>
          <text:p text:style-name="P5">Elijah is driving a car with a top acceleration of 12 m/s. <text:s/>If he starts from a stop, and accelerates for 3 seconds, what is the speed his car will be going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4845771222976" text:continue-numbering="true" text:style-name="L1">
        <text:list-item>
          <text:p text:style-name="P1"><text:span text:style-name="T2">Celina is marching forward at a speed of 1 m/s when she starts to march backward at a speed of 2 m/s. <text:s/>If she accelerates at 12 m/s</text:span><text:span text:style-name="T1">2</text:span><text:span text:style-name="T2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03T13:48:45.239025265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3:48:45.183811335</dc:date>
    <dc:creator>Jonas Williamson</dc:creator>
    <meta:document-statistic meta:table-count="0" meta:image-count="2" meta:object-count="0" meta:page-count="2" meta:paragraph-count="12" meta:word-count="326" meta:character-count="1669" meta:non-whitespace-character-count="1315"/>
  </office:meta>
</office:document-meta>
</file>